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D0000012EF668E0AD2BEC3642.png" manifest:media-type="image/png"/>
  <manifest:file-entry manifest:full-path="Pictures/1000000100000539000002F4D022E5B796FFCA81.png" manifest:media-type="image/png"/>
  <manifest:file-entry manifest:full-path="Pictures/100000010000038B000002F9B8A195152197A21C.png" manifest:media-type="image/png"/>
  <manifest:file-entry manifest:full-path="Pictures/100000010000053A000002D8B86DBA316F50336E.png" manifest:media-type="image/png"/>
  <manifest:file-entry manifest:full-path="Pictures/100000010000052C00000331FB84FB9DE8F390B1.png" manifest:media-type="image/png"/>
  <manifest:file-entry manifest:full-path="Pictures/100000010000052F0000029A9AF84073A5D9A5FC.png" manifest:media-type="image/png"/>
  <manifest:file-entry manifest:full-path="Pictures/100000010000053E000002D68A23D85FE7CBA043.png" manifest:media-type="image/png"/>
  <manifest:file-entry manifest:full-path="Pictures/1000000100000535000003553D96DFA2B6230B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10a01f"/>
    </style:style>
    <style:style style:name="P2" style:family="paragraph" style:parent-style-name="Standard">
      <style:paragraph-properties fo:break-before="page"/>
      <style:text-properties officeooo:paragraph-rsid="001e2d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209in 0.0016in 0.0102in" fo:padding="0.0201in" fo:border="0.06pt double #000000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border-line-width="0.0209in 0.0016in 0.0102in" fo:padding="0.0201in" fo:border="0.06pt double #000000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border-line-width="0.0209in 0.0016in 0.0102in" fo:padding="0.0201in" fo:border="2.35pt double #000000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border-line-width="0.0209in 0.0016in 0.0102in" fo:padding="0.0201in" fo:border="2.35pt double #000000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3" text:anchor-type="char" svg:x="0.0335in" svg:y="0.0307in" svg:width="6.9252in" svg:height="2.0807in" draw:z-index="1"><draw:image xlink:href="Pictures/10000001000003ED0000012EF668E0AD2BEC3642.png" xlink:type="simple" xlink:show="embed" xlink:actuate="onLoad" draw:mime-type="image/png"/></draw:frame><draw:frame draw:style-name="fr3" draw:name="Image2" text:anchor-type="char" svg:x="-0.0165in" svg:y="2.5689in" svg:width="6.9252in" svg:height="5.8102in" draw:z-index="0"><draw:image xlink:href="Pictures/100000010000038B000002F9B8A195152197A21C.png" xlink:type="simple" xlink:show="embed" xlink:actuate="onLoad" draw:mime-type="image/png"/></draw:frame></text:p>
      <text:p text:style-name="P1"><draw:frame draw:style-name="fr4" draw:name="Image1" text:anchor-type="char" svg:width="6.9252in" svg:height="4.2728in" draw:z-index="2"><draw:image xlink:href="Pictures/100000010000052C00000331FB84FB9DE8F390B1.png" xlink:type="simple" xlink:show="embed" xlink:actuate="onLoad" draw:mime-type="image/png"/></draw:frame><draw:frame draw:style-name="fr3" draw:name="Image4" text:anchor-type="char" svg:x="0.0366in" svg:y="5.3209in" svg:width="6.9252in" svg:height="3.4752in" draw:z-index="3"><draw:image xlink:href="Pictures/100000010000052F0000029A9AF84073A5D9A5FC.png" xlink:type="simple" xlink:show="embed" xlink:actuate="onLoad" draw:mime-type="image/png"/></draw:frame><text:line-break/><text:line-break/><text:line-break/></text:p>
      <text:p text:style-name="P2"><draw:frame draw:style-name="fr4" draw:name="Image5" text:anchor-type="char" svg:width="6.9252in" svg:height="4.4311in" draw:z-index="4"><draw:image xlink:href="Pictures/1000000100000535000003553D96DFA2B6230BCD.png" xlink:type="simple" xlink:show="embed" xlink:actuate="onLoad" draw:mime-type="image/png"/></draw:frame><text:line-break/><draw:frame draw:style-name="fr3" draw:name="Image6" text:anchor-type="char" svg:x="0.0008in" svg:y="4.9075in" svg:width="6.9252in" svg:height="3.9154in" draw:z-index="5"><draw:image xlink:href="Pictures/1000000100000539000002F4D022E5B796FFCA81.png" xlink:type="simple" xlink:show="embed" xlink:actuate="onLoad" draw:mime-type="image/png"/></draw:frame><text:line-break/></text:p>
      <text:p text:style-name="P2"><draw:frame draw:style-name="fr2" draw:name="Image7" text:anchor-type="char" svg:width="6.9252in" svg:height="3.7673in" draw:z-index="6"><draw:image xlink:href="Pictures/100000010000053A000002D8B86DBA316F50336E.png" xlink:type="simple" xlink:show="embed" xlink:actuate="onLoad" draw:mime-type="image/png"/></draw:frame><text:line-break/><text:line-break/><draw:frame draw:style-name="fr1" draw:name="Image8" text:anchor-type="char" svg:x="-0.0098in" svg:y="4.2492in" svg:width="6.9252in" svg:height="3.7457in" draw:z-index="7"><draw:image xlink:href="Pictures/100000010000053E000002D68A23D85FE7CBA0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13:11:39.322000000</meta:creation-date>
    <dc:date>2025-04-17T15:07:00.522000000</dc:date>
    <meta:editing-duration>PT13M50S</meta:editing-duration>
    <meta:editing-cycles>6</meta:editing-cycles>
    <meta:generator>LibreOffice/7.4.1.2$Windows_X86_64 LibreOffice_project/3c58a8f3a960df8bc8fd77b461821e42c061c5f0</meta:generator>
    <meta:document-statistic meta:table-count="0" meta:image-count="8" meta:object-count="0" meta:page-count="4" meta:paragraph-count="3" meta:word-count="0" meta:character-count="7" meta:non-whitespace-character-count="0"/>
  </office:meta>
</office:document-meta>
</file>